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Menlo" svg:font-family="Menlo, Monaco, 'Courier New', monospace"/>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color="#000000" loext:opacity="100%" officeooo:rsid="0005cc9a" officeooo:paragraph-rsid="000717a4" fo:background-color="transparent"/>
    </style:style>
    <style:style style:name="P2" style:family="paragraph" style:parent-style-name="Standard">
      <style:text-properties fo:color="#000000" loext:opacity="100%" officeooo:rsid="0005cc9a" officeooo:paragraph-rsid="000a4950" fo:background-color="transparent"/>
    </style:style>
    <style:style style:name="P3" style:family="paragraph" style:parent-style-name="Standard">
      <style:text-properties fo:color="#000000" loext:opacity="100%" officeooo:rsid="000a4950" officeooo:paragraph-rsid="000a4950" fo:background-color="transparent"/>
    </style:style>
    <style:style style:name="P4" style:family="paragraph" style:parent-style-name="Standard">
      <style:text-properties fo:color="#000000" loext:opacity="100%" style:font-name="Menlo" fo:font-size="7.84999990463257pt" fo:font-weight="normal" officeooo:rsid="000a4950" officeooo:paragraph-rsid="000a4950" fo:background-color="transparent"/>
    </style:style>
    <style:style style:name="P5" style:family="paragraph" style:parent-style-name="Standard">
      <style:text-properties fo:color="#000000" loext:opacity="100%" style:font-name="Menlo" fo:font-size="7.84999990463257pt" fo:font-weight="normal" officeooo:rsid="0005cc9a" officeooo:paragraph-rsid="000717a4" fo:background-color="transparent"/>
    </style:style>
    <style:style style:name="P6" style:family="paragraph" style:parent-style-name="Standard">
      <style:text-properties fo:color="#000000" loext:opacity="100%" style:font-name="Menlo" fo:font-size="7.84999990463257pt" fo:font-weight="normal" officeooo:rsid="000bb47d" officeooo:paragraph-rsid="000bb47d" fo:background-color="transparent"/>
    </style:style>
    <style:style style:name="P7" style:family="paragraph" style:parent-style-name="Standard">
      <style:text-properties fo:color="#000000" loext:opacity="100%" style:font-name="Menlo" fo:font-size="7.84999990463257pt" fo:font-weight="normal" officeooo:rsid="000d4c5b" officeooo:paragraph-rsid="000d4c5b" fo:background-color="transparent"/>
    </style:style>
    <style:style style:name="P8" style:family="paragraph" style:parent-style-name="Standard">
      <style:text-properties fo:color="#000000" loext:opacity="100%" style:font-name="Menlo" fo:font-size="7.84999990463257pt" fo:font-weight="normal" officeooo:rsid="000d4c5b" officeooo:paragraph-rsid="000ecd94" fo:background-color="transparent"/>
    </style:style>
    <style:style style:name="P9" style:family="paragraph" style:parent-style-name="Standard">
      <style:text-properties fo:color="#000000" loext:opacity="100%" style:font-name="Menlo" fo:font-size="7.84999990463257pt" fo:font-weight="normal" officeooo:rsid="000ecd94" officeooo:paragraph-rsid="000ecd94" fo:background-color="transparent"/>
    </style:style>
    <style:style style:name="P10" style:family="paragraph" style:parent-style-name="Standard">
      <style:text-properties fo:color="#000000" loext:opacity="100%" style:font-name="Menlo" fo:font-size="7.84999990463257pt" fo:font-weight="normal" officeooo:rsid="000f272a" officeooo:paragraph-rsid="000f272a" fo:background-color="transparent"/>
    </style:style>
    <style:style style:name="P11" style:family="paragraph" style:parent-style-name="Standard">
      <style:text-properties fo:color="#000000" loext:opacity="100%" style:font-name="Menlo" fo:font-size="7.84999990463257pt" fo:font-weight="normal" officeooo:rsid="0010246d" officeooo:paragraph-rsid="0010246d" fo:background-color="transparent"/>
    </style:style>
    <style:style style:name="P12" style:family="paragraph" style:parent-style-name="Standard">
      <style:text-properties fo:color="#000000" loext:opacity="100%" style:font-name="Menlo" fo:font-size="7.84999990463257pt" fo:font-weight="normal" officeooo:rsid="0010246d" officeooo:paragraph-rsid="0011b816" fo:background-color="transparent"/>
    </style:style>
    <style:style style:name="P13" style:family="paragraph" style:parent-style-name="Standard">
      <style:text-properties fo:color="#000000" loext:opacity="100%" style:font-name="Menlo" fo:font-size="7.84999990463257pt" fo:font-weight="normal" officeooo:rsid="0010246d" officeooo:paragraph-rsid="0020ab0e" fo:background-color="transparent"/>
    </style:style>
    <style:style style:name="P14" style:family="paragraph" style:parent-style-name="Standard">
      <style:paragraph-properties style:line-height-at-least="0.1909in"/>
      <style:text-properties fo:color="#000000" loext:opacity="100%" style:font-name="Menlo" fo:font-size="7.84999990463257pt" fo:font-weight="normal" officeooo:rsid="0010246d" officeooo:paragraph-rsid="002297cd" fo:background-color="transparent"/>
    </style:style>
    <style:style style:name="P15" style:family="paragraph" style:parent-style-name="Standard">
      <style:text-properties fo:color="#000000" loext:opacity="100%" style:font-name="Menlo" fo:font-size="7.84999990463257pt" fo:font-weight="normal" officeooo:rsid="001d5a7f" officeooo:paragraph-rsid="001d5a7f" fo:background-color="transparent"/>
    </style:style>
    <style:style style:name="P16" style:family="paragraph" style:parent-style-name="Standard">
      <style:paragraph-properties style:line-height-at-least="0.1909in"/>
      <style:text-properties fo:color="#000000" loext:opacity="100%" style:font-name="Menlo" fo:font-size="9.14999961853027pt" fo:font-weight="normal" fo:background-color="#fffffe"/>
    </style:style>
    <style:style style:name="P17" style:family="paragraph" style:parent-style-name="Standard">
      <style:paragraph-properties style:line-height-at-least="0.1909in"/>
      <style:text-properties fo:color="#000000" loext:opacity="100%" style:font-name="Menlo" fo:font-size="9.14999961853027pt" fo:font-weight="normal" officeooo:paragraph-rsid="0016a044" fo:background-color="#fffffe"/>
    </style:style>
    <style:style style:name="P18" style:family="paragraph" style:parent-style-name="Standard">
      <style:paragraph-properties style:line-height-at-least="0.1909in"/>
      <style:text-properties fo:color="#000000" loext:opacity="100%" style:font-name="Menlo" fo:font-size="9.14999961853027pt" fo:font-weight="normal" officeooo:paragraph-rsid="00192879" fo:background-color="#fffffe"/>
    </style:style>
    <style:style style:name="P19" style:family="paragraph" style:parent-style-name="Standard">
      <style:paragraph-properties style:line-height-at-least="0.1909in"/>
      <style:text-properties fo:color="#000000" loext:opacity="100%" style:font-name="Menlo" fo:font-size="9.14999961853027pt" fo:font-weight="normal" officeooo:paragraph-rsid="0020ab0e" fo:background-color="#fffffe"/>
    </style:style>
    <style:style style:name="P20" style:family="paragraph" style:parent-style-name="Standard">
      <style:paragraph-properties style:line-height-at-least="0.1909in"/>
      <style:text-properties fo:color="#000000" loext:opacity="100%" style:font-name="Menlo" fo:font-size="9.14999961853027pt" fo:font-weight="normal" officeooo:rsid="0010246d" officeooo:paragraph-rsid="0020ab0e" fo:background-color="#fffffe"/>
    </style:style>
    <style:style style:name="P21" style:family="paragraph" style:parent-style-name="Standard">
      <style:paragraph-properties style:line-height-at-least="0.1638in"/>
      <style:text-properties fo:color="#ffffff" loext:opacity="100%" style:font-name="Menlo" fo:font-size="7.84999990463257pt" fo:font-weight="normal" fo:background-color="#000000"/>
    </style:style>
    <style:style style:name="P22" style:family="paragraph" style:parent-style-name="Standard">
      <style:text-properties fo:color="#ffffff" loext:opacity="100%" style:font-name="Menlo" fo:font-size="7.84999990463257pt" fo:font-weight="normal" officeooo:rsid="0010246d" officeooo:paragraph-rsid="0010246d" fo:background-color="#000000"/>
    </style:style>
    <style:style style:name="P23" style:family="paragraph" style:parent-style-name="Standard">
      <style:text-properties fo:color="#ffffff" loext:opacity="100%" style:font-name="Menlo" fo:font-size="7.84999990463257pt" fo:font-weight="normal" officeooo:rsid="0013605a" officeooo:paragraph-rsid="0011b816" fo:background-color="#000000"/>
    </style:style>
    <style:style style:name="P24" style:family="paragraph" style:parent-style-name="Standard">
      <style:paragraph-properties style:line-height-at-least="0.1909in"/>
    </style:style>
    <style:style style:name="P25" style:family="paragraph" style:parent-style-name="Standard">
      <style:paragraph-properties style:line-height-at-least="0.1909in"/>
      <style:text-properties officeooo:paragraph-rsid="0016a044"/>
    </style:style>
    <style:style style:name="P26" style:family="paragraph" style:parent-style-name="Standard">
      <style:paragraph-properties style:line-height-at-least="0.1909in"/>
      <style:text-properties officeooo:rsid="0016a044" officeooo:paragraph-rsid="0016a044"/>
    </style:style>
    <style:style style:name="T1" style:family="text">
      <style:text-properties style:font-name="Menlo" fo:font-size="7.84999990463257pt" fo:font-weight="normal"/>
    </style:style>
    <style:style style:name="T2" style:family="text">
      <style:text-properties style:font-name="Menlo" fo:font-size="7.84999990463257pt" fo:font-weight="normal" officeooo:rsid="000717a4"/>
    </style:style>
    <style:style style:name="T3" style:family="text">
      <style:text-properties style:font-name="Menlo" fo:font-size="7.84999990463257pt" fo:font-weight="normal" officeooo:rsid="0007e697"/>
    </style:style>
    <style:style style:name="T4" style:family="text">
      <style:text-properties style:font-name="Menlo" fo:font-size="7.84999990463257pt" fo:font-weight="normal" officeooo:rsid="0008b227"/>
    </style:style>
    <style:style style:name="T5" style:family="text">
      <style:text-properties style:font-name="Menlo" fo:font-size="7.84999990463257pt" fo:font-weight="normal" officeooo:rsid="000a4950"/>
    </style:style>
    <style:style style:name="T6" style:family="text">
      <style:text-properties style:font-name="Menlo" fo:font-size="7.84999990463257pt" fo:font-weight="normal" officeooo:rsid="000bb47d"/>
    </style:style>
    <style:style style:name="T7" style:family="text">
      <style:text-properties officeooo:rsid="000ecd94"/>
    </style:style>
    <style:style style:name="T8" style:family="text">
      <style:text-properties fo:color="#569cd6" loext:opacity="100%"/>
    </style:style>
    <style:style style:name="T9" style:family="text">
      <style:text-properties fo:color="#4ec9b0" loext:opacity="100%"/>
    </style:style>
    <style:style style:name="T10" style:family="text">
      <style:text-properties fo:color="#9cdcfe" loext:opacity="100%"/>
    </style:style>
    <style:style style:name="T11" style:family="text">
      <style:text-properties fo:color="#d4d4d4" loext:opacity="100%"/>
    </style:style>
    <style:style style:name="T12" style:family="text">
      <style:text-properties fo:color="#b5cea8" loext:opacity="100%"/>
    </style:style>
    <style:style style:name="T13" style:family="text">
      <style:text-properties officeooo:rsid="0011b816"/>
    </style:style>
    <style:style style:name="T14" style:family="text">
      <style:text-properties officeooo:rsid="0011debd"/>
    </style:style>
    <style:style style:name="T15" style:family="text">
      <style:text-properties officeooo:rsid="00168315"/>
    </style:style>
    <style:style style:name="T16" style:family="text">
      <style:text-properties officeooo:rsid="00182350"/>
    </style:style>
    <style:style style:name="T17" style:family="text">
      <style:text-properties officeooo:rsid="001a72c9"/>
    </style:style>
    <style:style style:name="T18" style:family="text">
      <style:text-properties officeooo:rsid="001b9bb8"/>
    </style:style>
    <style:style style:name="T19" style:family="text">
      <style:text-properties officeooo:rsid="001d2a1d"/>
    </style:style>
    <style:style style:name="T20" style:family="text">
      <style:text-properties officeooo:rsid="001d5a7f"/>
    </style:style>
    <style:style style:name="T21" style:family="text">
      <style:text-properties officeooo:rsid="001e7847"/>
    </style:style>
    <style:style style:name="T22" style:family="text">
      <style:text-properties officeooo:rsid="001ecf88"/>
    </style:style>
    <style:style style:name="T23" style:family="text">
      <style:text-properties officeooo:rsid="0020ab0e"/>
    </style:style>
    <style:style style:name="T24" style:family="text">
      <style:text-properties officeooo:rsid="002297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WHY</text:p>
      <text:p text:style-name="P5"/>
      <text:p text:style-name="P1"><text:span text:style-name="T1"><text:tab/>In an effort to help me make a decision, my cohort-lead offered the question ‘What are you passionate about?’ Unfortunately, anyone who knows me well can tell you that there are an inordinate amount of answers to that question </text:span><text:span text:style-name="T2">such as hiking/backpacking, snowboarding, green off-grid (solar) systems, tiny homes, building, and more. None of which easily yielded an idea for a project for me. Thinking from a different angle I asked myself, what has enabled me to have so many wonderful passions in my life? In every case it was a person or group of people taking the time to support me through sharing knowledge, tools, gear. In most cases, this resulted from </text:span><text:span text:style-name="T3">completely random meetings and interactions that I discovered a neighbor who was willing to share information with me. This lead me to the question, h</text:span><text:span text:style-name="T2">ow could I use programming to </text:span><text:span text:style-name="T3">facilitate these types of interactions?</text:span></text:p>
      <text:p text:style-name="P1"><text:span text:style-name="T2"><text:tab/>It reminded me of my upbringing living in a cul-de-sac, and how </text:span><text:span text:style-name="T3">the unique arrangement of a cul-de-sac where all houses faced one another, facilitated</text:span><text:span text:style-name="T2"> </text:span><text:span text:style-name="T3">getting to know our neighbors and allowed our community to easily identify and meet each other’s needs. For instance, my neighbor who was a mechanic noticing my brakes on my bicycle were loose, grabbing his tools and fixing them for me. Or, us kids seeing our elderly neighbor’s dogs always barking at us from the behind her fence and offering to take them on walks for her. Living on a regular street, it seemed much harder to establish those types of relationships with neighbors.</text:span></text:p>
      <text:p text:style-name="P2"><text:span text:style-name="T3"><text:tab/>While I can’t rearrange the physical shapes of neighborhoods, my project app, cul-de-sac is meant to allow neighbors to face each other figuratively, and see and meet each other’s needs </text:span><text:span text:style-name="T4">and those of their community as a whole</text:span><text:span text:style-name="T3">. </text:span><text:span text:style-name="T5">Users of the Cul-de-sac app can </text:span><text:span text:style-name="T6">both</text:span><text:span text:style-name="T5"> post and </text:span><text:span text:style-name="T6">view</text:span><text:span text:style-name="T5">:</text:span></text:p>
      <text:p text:style-name="P4"/>
      <text:p text:style-name="P3"><text:span text:style-name="T5">&lt;u</text:span><text:span text:style-name="T1">l&gt;</text:span></text:p>
      <text:p text:style-name="P4">&lt;li&gt;events (e.g. food or clothing drives), </text:p>
      <text:p text:style-name="P4">&lt;li&gt;calls to action (e.g. support a struggling local business), </text:p>
      <text:p text:style-name="P4">&lt;li&gt;personal or community needs(e.g. trash cleanup), or</text:p>
      <text:p text:style-name="P4">&lt;li&gt; resources (e.g. knowledge/skill/tool sharing).</text:p>
      <text:p text:style-name="P4">&lt;/ul&gt;</text:p>
      <text:p text:style-name="P4"/>
      <text:p text:style-name="P7">The HOW of Cul-de-sac</text:p>
      <text:p text:style-name="P7"/>
      <text:p text:style-name="P10">My project <text:span text:style-name="T19">uses forms in conjunction with class constructor </text:span><text:span text:style-name="T20">methods</text:span><text:span text:style-name="T19"> to</text:span> instantiate data objects <text:span text:style-name="T19">that are</text:span> posted to the &lt;code&gt;json&lt;/code&gt; file <text:span text:style-name="T19">when the user submits the form</text:span>. </text:p>
      <text:p text:style-name="P6"/>
      <text:p text:style-name="P10">Classes</text:p>
      <text:p text:style-name="P10"/>
      <text:p text:style-name="P8">The variety of post <text:span text:style-name="T19">types</text:span> listed above, <text:span text:style-name="T20">demonstrate the variety of</text:span> types of <text:span text:style-name="T20">data the form will need to handle</text:span>. <text:span text:style-name="T7">While it currently handles just one type of post (events), the use of </text:span><text:span text:style-name="T20">parent classes and sub classes</text:span><text:span text:style-name="T7"> allows </text:span>the flexibility to handle <text:span text:style-name="T7">both</text:span> the common and unique pieces of information that a user will enter depending on the type of event they are posting. </text:p>
      <text:p text:style-name="P7"/>
      <text:p text:style-name="P7"/>
      <text:p text:style-name="P7"/>
      <text:p text:style-name="P15">The PostEvent class below shows the current class that receives data from the form input. It <text:span text:style-name="T21">is currently </text:span>only applicable to an event.</text:p>
      <text:p text:style-name="P9"/>
      <text:p text:style-name="P22"><text:span text:style-name="T8">class</text:span> <text:span text:style-name="T13">P</text:span><text:span text:style-name="T9">ostEvent</text:span> {</text:p>
      <text:p text:style-name="P21"><text:span text:style-name="T8">constructor</text:span>(<text:span text:style-name="T10">title</text:span>, <text:span text:style-name="T10">facilitator</text:span>, <text:span text:style-name="T10">image</text:span>, <text:span text:style-name="T10">goals</text:span>, <text:span text:style-name="T10">date</text:span>, <text:span text:style-name="T10">startTime</text:span>, <text:span text:style-name="T10">startTimeAmPm</text:span>, <text:span text:style-name="T10">endTime</text:span>, <text:span text:style-name="T10">endTimeAmPm</text:span>){</text:p>
      <text:p text:style-name="P21"><text:span text:style-name="T8">this</text:span>.<text:span text:style-name="T10">title</text:span> <text:span text:style-name="T11">=</text:span> <text:span text:style-name="T10">title</text:span>;</text:p>
      <text:p text:style-name="P21"><text:span text:style-name="T8">this</text:span>.<text:span text:style-name="T10">facilitator</text:span> <text:span text:style-name="T11">=</text:span> <text:span text:style-name="T10">facilitator</text:span>;</text:p>
      <text:p text:style-name="P21"><text:span text:style-name="T8">this</text:span>.<text:span text:style-name="T10">image</text:span> <text:span text:style-name="T11">=</text:span> <text:span text:style-name="T10">image</text:span>;</text:p>
      <text:p text:style-name="P21"><text:span text:style-name="T8">this</text:span>.<text:span text:style-name="T10">goals</text:span> <text:span text:style-name="T11">=</text:span> <text:span text:style-name="T10">goals</text:span>;</text:p>
      <text:p text:style-name="P21"><text:span text:style-name="T8">this</text:span>.<text:span text:style-name="T10">date</text:span> <text:span text:style-name="T11">=</text:span> <text:span text:style-name="T10">date</text:span>;</text:p>
      <text:p text:style-name="P21"><text:span text:style-name="T8">this</text:span>.<text:span text:style-name="T10">startTime</text:span> <text:span text:style-name="T11">=</text:span> <text:span text:style-name="T10">startTime</text:span><text:span text:style-name="T11">+</text:span><text:span text:style-name="T10">startTimeAmPm</text:span>;</text:p>
      <text:p text:style-name="P21"><text:span text:style-name="T8">this</text:span>.<text:span text:style-name="T10">endTime</text:span> <text:span text:style-name="T11">=</text:span> <text:span text:style-name="T10">endTime</text:span><text:span text:style-name="T11">+</text:span><text:span text:style-name="T10">endTimeAmPm</text:span>;</text:p>
      <text:p text:style-name="P21"><text:span text:style-name="T8">this</text:span>.<text:span text:style-name="T10">participants</text:span> <text:span text:style-name="T11">=</text:span> <text:span text:style-name="T12">0</text:span>; </text:p>
      <text:p text:style-name="P21">}</text:p>
      <text:p text:style-name="P11">&lt;/<text:span text:style-name="T17">code&gt;</text:span></text:p>
      <text:p text:style-name="P12"/>
      <text:p text:style-name="P13"><text:span text:style-name="T18">A</text:span>s the app is <text:span text:style-name="T20">expanded</text:span> to accept more types of events,<text:span text:style-name="T18"> the data </text:span><text:span text:style-name="T22">objects </text:span><text:span text:style-name="T20">will need to change. </text:span><text:span text:style-name="T21">A </text:span><text:span text:style-name="T24">more generic</text:span><text:span text:style-name="T21"> parent class </text:span><text:span text:style-name="T23">will be used </text:span><text:span text:style-name="T24">to instantiate</text:span><text:span text:style-name="T21"> the </text:span><text:span text:style-name="T22">data that</text:span><text:span text:style-name="T20"> all </text:span><text:span text:style-name="T22">the posts </text:span><text:span text:style-name="T20">share in common,</text:span> such as <text:span text:style-name="T18">the</text:span> &lt;code&gt;title&lt;/code&gt;, &lt;code&gt;facilitator&lt;/code&gt;, &lt;code&gt;image&lt;/code&gt;, and &lt;code&gt;goals&lt;/code&gt;. </text:p>
      <text:p text:style-name="P13"/>
      <text:p text:style-name="P20">class <text:span text:style-name="T24">Post</text:span> {</text:p>
      <text:p text:style-name="P19">constructor(title, facilitator, image, goals){</text:p>
      <text:p text:style-name="P19">this.title = title;</text:p>
      <text:p text:style-name="P19">this.facilitator = facilitator;</text:p>
      <text:p text:style-name="P19">this.image = image;</text:p>
      <text:p text:style-name="P19"><text:soft-page-break/>this.goals = goals;</text:p>
      <text:p text:style-name="P20">} }</text:p>
      <text:p text:style-name="P20"/>
      <text:p text:style-name="P14"><text:span text:style-name="T23">to a subclass with more unique data.</text:span></text:p>
      <text:p text:style-name="P13"><text:span text:style-name="T23"><text:s/></text:span><text:s/>parent class, which can then be extended to include other pieces of information unique to the child class. <text:span text:style-name="T7">For instance, a person who is attempting to post their skills as a community resource will not need to enter a date or time. <text:s/></text:span><text:span text:style-name="T13">and it could be coded as </text:span><text:span text:style-name="T14">as a child of the &lt;code&gt;PostEvent&lt;/code&gt; class</text:span><text:span text:style-name="T13">.</text:span></text:p>
      <text:p text:style-name="P12"/>
      <text:p text:style-name="P12">&lt;<text:span text:style-name="T15">code&gt;</text:span></text:p>
      <text:p text:style-name="P18"/>
      <text:p text:style-name="P18"/>
      <text:p text:style-name="P18"/>
      <text:p text:style-name="P24"/>
      <text:p text:style-name="P26">This child class makes use of the super object from the parent class which contain<text:span text:style-name="T16">s </text:span>the data <text:span text:style-name="T16">is common to all posts. </text:span></text:p>
      <text:p text:style-name="P25"/>
      <text:p text:style-name="P16">class Event extends PostEvent {</text:p>
      <text:p text:style-name="P16">constructor(title,facilitator, image, goals, date, startTime, endTime, participants)</text:p>
      <text:p text:style-name="P16">{</text:p>
      <text:p text:style-name="P16">super(title, facilitator, image, goals)</text:p>
      <text:p text:style-name="P16">this.date = date;</text:p>
      <text:p text:style-name="P16">this.startTime = startTime;</text:p>
      <text:p text:style-name="P16">this.endTime = endTime;</text:p>
      <text:p text:style-name="P16">this.participants = 0; }}</text:p>
      <text:p text:style-name="P17"/>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Menlo" svg:font-family="Menlo, Monaco, 'Courier New', monospace"/>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1-27T22:42:04.257076879</meta:creation-date>
    <dc:date>2022-01-31T20:57:16.707593015</dc:date>
    <meta:editing-duration>PT7M41S</meta:editing-duration>
    <meta:editing-cycles>3</meta:editing-cycles>
    <meta:generator>LibreOffice/7.0.4.2$MacOSX_X86_64 LibreOffice_project/dcf040e67528d9187c66b2379df5ea4407429775</meta:generator>
    <meta:document-statistic meta:table-count="0" meta:image-count="0" meta:object-count="0" meta:page-count="2" meta:paragraph-count="47" meta:word-count="674" meta:character-count="4207" meta:non-whitespace-character-count="3567"/>
  </office:meta>
</office:document-meta>
</file>